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45">
            <text:p>4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44">
            <text:p>44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44">
            <text:p>4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89">
            <text:p>8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90">
            <text:p>9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50">
            <text:p>5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3133e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3218c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7250000000000005">
            <text:p>0.8725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2430000000000003">
            <text:p>0.8243</text:p>
          </table:table-cell>
          <table:table-cell table:style-name="ACE-0" office:value-type="float" office:value="0.62490000000000001">
            <text:p>0.6249</text:p>
          </table:table-cell>
          <table:table-cell table:style-name="ACE-0" office:value-type="float" office:value="19.890000000000001">
            <text:p>19.89</text:p>
          </table:table-cell>
          <table:table-cell table:style-name="ACE-0" office:value-type="float" office:value="0.61019999999999996">
            <text:p>0.6102</text:p>
          </table:table-cell>
          <table:table-cell table:style-name="ACE-0" office:value-type="float" office:value="0.14330000000000001">
            <text:p>0.143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4a68aa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9860000000000002">
            <text:p>0.5986</text:p>
          </table:table-cell>
          <table:table-cell table:style-name="ACE-0" office:value-type="float" office:value="0.15359999999999999">
            <text:p>0.1536</text:p>
          </table:table-cell>
          <table:table-cell table:style-name="ACE-0" office:value-type="float" office:value="0.5">
            <text:p>0.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06bbea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430000000000001">
            <text:p>0.8043</text:p>
          </table:table-cell>
          <table:table-cell table:style-name="ACE-0" office:value-type="float" office:value="0.85580000000000001">
            <text:p>0.8558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998">
            <text:p>0.5998</text:p>
          </table:table-cell>
          <table:table-cell table:style-name="ACE-0" office:value-type="float" office:value="16.670000000000002">
            <text:p>16.67</text:p>
          </table:table-cell>
          <table:table-cell table:style-name="ACE-0" office:value-type="float" office:value="0.59350000000000003">
            <text:p>0.5935</text:p>
          </table:table-cell>
          <table:table-cell table:style-name="ACE-0" office:value-type="float" office:value="0.1492">
            <text:p>0.1492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a3c3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8259999999999996">
            <text:p>0.7826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77270000000000005">
            <text:p>0.7727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6110000000000004">
            <text:p>0.5611</text:p>
          </table:table-cell>
          <table:table-cell table:style-name="ACE-0" office:value-type="float" office:value="13.369999999999999">
            <text:p>13.37</text:p>
          </table:table-cell>
          <table:table-cell table:style-name="ACE-0" office:value-type="float" office:value="0.57210000000000005">
            <text:p>0.5721</text:p>
          </table:table-cell>
          <table:table-cell table:style-name="ACE-0" office:value-type="float" office:value="0.18490000000000001">
            <text:p>0.1849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14];[.I$1:.I$1048576];0)" office:value-type="float" office:value="69">
            <text:p>6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15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6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7];[.I$1:.I$1048576];0)" office:value-type="float" office:value="86">
            <text:p>8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8];[.I$1:.I$1048576];0)" office:value-type="float" office:value="86">
            <text:p>86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9];[.I$1:.I$1048576];0)" office:value-type="float" office:value="47">
            <text:p>47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20];[.I$1:.I$1048576];0)" office:value-type="float" office:value="49">
            <text:p>49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21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22];[.I$1:.I$1048576];0)" office:value-type="float" office:value="83">
            <text:p>83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469999999999997">
            <text:p>0.6747</text:p>
          </table:table-cell>
          <table:table-cell table:style-name="ACE-0" table:formula="of:=MATCH([.R23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159999999999997">
            <text:p>0.6716</text:p>
          </table:table-cell>
          <table:table-cell table:style-name="ACE-0" table:formula="of:=MATCH([.R24];[.I$1:.I$1048576];0)" office:value-type="float" office:value="91">
            <text:p>9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25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R26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8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2">
          <gnm:selection gnm:start-col="14" gnm:start-row="12" gnm:end-col="14" gnm:end-row="1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1:16:43Z</dc:date>
    <meta:editing-cycles>61</meta:editing-cycles>
    <meta:editing-duration>P1DT2H39M15S</meta:editing-duration>
    <meta:generator>gnumeric/1.12.46</meta:generator>
  </office:meta>
</office:document-meta>
</file>